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3f718" officeooo:paragraph-rsid="0013f718"/>
    </style:style>
    <style:style style:name="P2" style:family="paragraph" style:parent-style-name="Standard">
      <style:paragraph-properties fo:text-align="center" style:justify-single-word="false"/>
      <style:text-properties style:font-name="Arial" officeooo:rsid="0013f718" officeooo:paragraph-rsid="0013f718"/>
    </style:style>
    <style:style style:name="P3" style:family="paragraph" style:parent-style-name="Standard">
      <style:paragraph-properties fo:text-align="start" style:justify-single-word="false"/>
      <style:text-properties style:font-name="Arial" officeooo:rsid="0013f718" officeooo:paragraph-rsid="0013f718"/>
    </style:style>
    <style:style style:name="P4" style:family="paragraph" style:parent-style-name="Standard">
      <style:paragraph-properties fo:text-align="center" style:justify-single-word="false"/>
      <style:text-properties style:font-name="Arial" fo:font-size="18pt" style:text-underline-style="solid" style:text-underline-width="auto" style:text-underline-color="font-color" officeooo:rsid="0013f718" officeooo:paragraph-rsid="0013f718" style:font-size-asian="18pt" style:font-size-complex="18pt"/>
    </style:style>
    <style:style style:name="P5" style:family="paragraph" style:parent-style-name="Text_20_body">
      <style:paragraph-properties fo:text-align="start" style:justify-single-word="false"/>
      <style:text-properties fo:font-size="14pt" style:text-underline-style="solid" style:text-underline-width="auto" style:text-underline-color="font-color" officeooo:rsid="0014ac84" officeooo:paragraph-rsid="0014ac84" style:font-size-asian="14pt" style:font-size-complex="14pt"/>
    </style:style>
    <style:style style:name="P6" style:family="paragraph" style:parent-style-name="Text_20_body">
      <style:paragraph-properties fo:text-align="start" style:justify-single-word="false"/>
      <style:text-properties fo:font-size="12pt" style:text-underline-style="solid" style:text-underline-width="auto" style:text-underline-color="font-color" officeooo:rsid="0014ac84" officeooo:paragraph-rsid="0014ac84" style:font-size-asian="10.5pt" style:font-size-complex="12pt"/>
    </style:style>
    <style:style style:name="P7" style:family="paragraph" style:parent-style-name="Text_20_body">
      <style:paragraph-properties fo:text-align="start" style:justify-single-word="false"/>
      <style:text-properties style:font-name="Arial" fo:font-size="14pt" style:text-underline-style="solid" style:text-underline-width="auto" style:text-underline-color="font-color" officeooo:rsid="0014ac84" officeooo:paragraph-rsid="0014ac84" style:font-size-asian="14pt" style:font-size-complex="14pt"/>
    </style:style>
    <style:style style:name="P8" style:family="paragraph" style:parent-style-name="Text_20_body">
      <style:paragraph-properties fo:text-align="justify" style:justify-single-word="false"/>
      <style:text-properties style:font-name="Arial" fo:font-size="12pt" style:text-underline-style="none" officeooo:rsid="00155b7d" officeooo:paragraph-rsid="00155b7d" style:font-size-asian="10.5pt" style:font-size-complex="12pt"/>
    </style:style>
    <style:style style:name="P9" style:family="paragraph" style:parent-style-name="Text_20_body">
      <style:paragraph-properties fo:text-align="justify" style:justify-single-word="false"/>
      <style:text-properties style:font-name="Arial" fo:font-size="12pt" style:text-underline-style="none" officeooo:rsid="00169a23" officeooo:paragraph-rsid="00169a23"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170894" officeooo:paragraph-rsid="00170894"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196496" officeooo:paragraph-rsid="00196496"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218784" officeooo:paragraph-rsid="00218784" style:font-size-asian="10.5pt" style:font-size-complex="12pt"/>
    </style:style>
    <style:style style:name="P13" style:family="paragraph" style:parent-style-name="Text_20_body">
      <style:paragraph-properties fo:text-align="start" style:justify-single-word="false"/>
      <style:text-properties style:font-name="Arial" fo:font-size="12pt" style:text-underline-style="none" officeooo:rsid="00169a23" officeooo:paragraph-rsid="00169a23" style:font-size-asian="12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0894" officeooo:paragraph-rsid="00170894" style:font-size-asian="12pt" style:font-size-complex="12pt"/>
    </style:style>
    <style:style style:name="P15" style:family="paragraph" style:parent-style-name="Text_20_body">
      <style:paragraph-properties fo:text-align="start" style:justify-single-word="false"/>
      <style:text-properties style:font-name="Arial" fo:font-size="12pt" fo:font-style="italic" style:text-underline-style="none" officeooo:rsid="00169a23" officeooo:paragraph-rsid="00169a23" style:font-size-asian="12pt" style:font-style-asian="italic" style:font-size-complex="12pt" style:font-style-complex="italic"/>
    </style:style>
    <style:style style:name="P16" style:family="paragraph" style:parent-style-name="Text_20_body">
      <style:paragraph-properties fo:text-align="justify" style:justify-single-word="false"/>
      <style:text-properties style:font-name="Arial" fo:font-size="12pt" fo:font-style="normal" style:text-underline-style="none" officeooo:rsid="0020495a" officeooo:paragraph-rsid="0020495a" style:font-size-asian="10.5pt" style:font-style-asian="normal" style:font-size-complex="12pt" style:font-style-complex="normal"/>
    </style:style>
    <style:style style:name="P17" style:family="paragraph" style:parent-style-name="Text_20_body">
      <style:paragraph-properties fo:text-align="justify" style:justify-single-word="false"/>
      <style:text-properties style:font-name="Arial" fo:font-size="12pt" fo:font-style="normal" style:text-underline-style="none" officeooo:rsid="00237156" officeooo:paragraph-rsid="00267215" style:font-size-asian="10.5pt" style:font-style-asian="normal" style:font-size-complex="12pt" style:font-style-complex="normal"/>
    </style:style>
    <style:style style:name="P18" style:family="paragraph" style:parent-style-name="Text_20_body">
      <style:paragraph-properties fo:text-align="justify" style:justify-single-word="false"/>
      <style:text-properties style:font-name="Arial" fo:font-size="12pt" fo:font-style="normal" style:text-underline-style="none" officeooo:rsid="002521f1" officeooo:paragraph-rsid="002521f1" style:font-size-asian="10.5pt" style:font-style-asian="normal" style:font-size-complex="12pt" style:font-style-complex="normal"/>
    </style:style>
    <style:style style:name="P19" style:family="paragraph" style:parent-style-name="Subtitle">
      <style:paragraph-properties fo:text-align="start" style:justify-single-word="false"/>
      <style:text-properties style:font-name="Arial" fo:font-size="14pt" style:text-underline-style="solid" style:text-underline-width="auto" style:text-underline-color="font-color" officeooo:rsid="0014ac84" officeooo:paragraph-rsid="0014ac84" style:font-size-asian="14pt" style:font-size-complex="14pt"/>
    </style:style>
    <style:style style:name="T1" style:family="text">
      <style:text-properties officeooo:rsid="00169a23"/>
    </style:style>
    <style:style style:name="T2" style:family="text">
      <style:text-properties style:font-size-asian="12pt"/>
    </style:style>
    <style:style style:name="T3" style:family="text">
      <style:text-properties officeooo:rsid="00169a23" style:font-size-asian="12pt"/>
    </style:style>
    <style:style style:name="T4" style:family="text">
      <style:text-properties fo:font-style="italic" style:font-style-asian="italic" style:font-style-complex="italic"/>
    </style:style>
    <style:style style:name="T5" style:family="text">
      <style:text-properties officeooo:rsid="002521f1"/>
    </style:style>
    <style:style style:name="T6" style:family="text">
      <style:text-properties officeooo:rsid="002646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rian Barrois</text:p>
      <text:p text:style-name="P1">Thomas Duverney</text:p>
      <text:p text:style-name="P1"/>
      <text:p text:style-name="P2"/>
      <text:p text:style-name="P4">Dossier Allocateur</text:p>
      <text:p text:style-name="P4"/>
      <text:p text:style-name="P4"/>
      <text:p text:style-name="P19">1 – Les choix d’implémentation</text:p>
      <text:p text:style-name="P8">Cette partie décrit nos choix d’implémentation sur la réalisation de l’allocateur mémoire. Notre algorithme de gestion de la mémoire repose sur le principe de chaînage des zones libres. Pour la représentation des zones libres, nous avons gardé la structure fb fourni dans le code initial. Pour pouvoir repèrer le début de notre liste chainée, nous avons placé un pointeur ( char * ), pointant sur la première zone libre de la mémoire. Ce pointeur sert de point d’entrée pour parcourir la chaine de zone libre, il faut donc veiller à ne par l’écraser au moment des allocations et libérations. </text:p>
      <text:p text:style-name="P9">Pour ce qui est de la représentation des zones occupées, nous avons opté pour une structure appellée « bb_t », elle contient une variable « size » qui représente la taille de la zone occupées. Cette structure est placé en début de mémoire allouée, elle servira pour la suite de l’algorithme notament lors de la libération.</text:p>
      <text:p text:style-name="P12">De plus, nous avons décidé qu’il était possible d’avoir des structures de zone libre qui possède une taille de zéro puisque l’utilsateur pour tout de même allouer 8 octets du fait que la structure d’un block occupée est plus petite de 8 octets que la structure de zone libre.</text:p>
      <text:p text:style-name="P11">Dans l’affichage de la taille des zones libres lors de l’execution du programme, le nombre indiqué à l’utilisateur est la taille maximum qu’il puisse alloué, en prenant en compte la place occupée par les structures.</text:p>
      <text:p text:style-name="P11"/>
      <text:p text:style-name="P7">2 – Spécification des fonctions</text:p>
      <text:p text:style-name="P10">La fonction «  <text:span text:style-name="T3">find_prev_free_block  » </text:span><text:span text:style-name="T2">permet de retrouvé la première zone libre la plus proche d’une adresse donnée en paramètre. Cette fonction va donc parcourir la liste chainée de zone libre et retourné l’adresse de la zone libre précédant l’adresse ptrBlock si elle existe, sinon elle retorune NULL.</text:span></text:p>
      <text:p text:style-name="P15">fb_t* find_prev_free_block(char* ptrBlock);</text:p>
      <text:p text:style-name="P14">La fonction «i<text:span text:style-name="T1">s_on_busy_struct</text:span> » permet de vérifier si le pointeur passée en paramètre, pointe sur une structure de zone occupée, si c’est le cas elle retourne 1, sinon 0. Cette fonction est utilisé au moment de la libération de mémoire pour vérifier que l’utilisateur n’essaye pas de libérer en millieur de zone occupée ou à des adresses ne correspondant pas à une zone alloué.</text:p>
      <text:p text:style-name="P13"><text:span text:style-name="T4">int is_on_busy_struct(char * ptrZoneToFree);</text:span></text:p>
      <text:p text:style-name="P7"><text:soft-page-break/>3 – Les fonctionnalités et les limites</text:p>
      <text:p text:style-name="P16">Toutes les fonctionnalités demandées initialement pour l’allocateur ont été impléméntées. Par contre nous n’avons pas implenté tout les fonctions de recherche de zone libre, uniquement la fonction « mem _fit_first » a été réalisée. Les autres n’ont pas été implémenté car nous voulions améliorer le plus possible nos fonctions d’allocation et de recherche. </text:p>
      <text:p text:style-name="P17">Pour les fonctionnalités concernant l’allocation, nous avons géré plusieurs choses. Notamement le bourage des zones occupées, lorsque le futur block occupé est inférieur à la zone libre choisie par la fonction « mem_fist_first ». <text:span text:style-name="T5">O</text:span>n vérifie <text:span text:style-name="T5">que la différence de la taille à alloué et de la taille de la zone libre choisie ne soit pas inférieur à la taille d’une structure fb, en effet si c’est le cas on bourre la zone occupées pour éviter de se retrouver plus rapidement avec de la mémoire fragmentée. </text:span></text:p>
      <text:p text:style-name="P17"><text:span text:style-name="T5">De plus, l’utilisateur est bloqué lorsqu’il veut allouer une taille de mémoire plus grande que la mémoire elle même. Et lorsqu’il alloue une taille de mémoire trop petite, c’est à dire inférieur à la taille d’une structure de zone libre, nous avons décidé de changer la valeur de la taille qu’il souhaite allouer à une valeur égale au minimun à la taille d’une structure fb. Cette fonctionnalité permet d’éviter la fragmentation mémoire.</text:span></text:p>
      <text:p text:style-name="P18">Pour finir, il y’a plusieurs limites concernant notre programme. En effet, nous n’avons mis en place aucune sécurité concernant la gestion de la mémoire, par exemple une sécurité concernant la corruption de la mémoire. <text:span text:style-name="T6">Nous n’avons pas non plus gérer l’alignement des zones mémoires sur des puissances de 2.</text:span></text:p>
      <text:p text:style-name="P7">4 – Les tests </text:p>
      <text:p text:style-name="P5"/>
      <text:p text:style-name="P6"/>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1:43:55.252214556</meta:creation-date>
    <dc:date>2017-10-06T23:12:25.131736827</dc:date>
    <meta:editing-duration>PT46M20S</meta:editing-duration>
    <meta:editing-cycles>10</meta:editing-cycles>
    <meta:generator>LibreOffice/5.2.6.2$Linux_X86_64 LibreOffice_project/20m0$Build-2</meta:generator>
    <meta:document-statistic meta:table-count="0" meta:image-count="0" meta:object-count="0" meta:page-count="2" meta:paragraph-count="19" meta:word-count="641" meta:character-count="3938" meta:non-whitespace-character-count="3306"/>
  </office:meta>
</office:document-meta>
</file>